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sanoo</text:p>
      <text:p text:style-name="P2">Potezny Syn Izanagi, ktory zrodzil sie gdy ta przmywala swoj nos po ucieczce z Krainy Ciemnosci. Susanoo jest poteznym wojonikiem, ktorego sila i spryt przerasta zwyklego wojownika. Susanoo opanowal do perfekcji umiejetnosci, ktore zyskal przy narodzinach, co pozwolilo mu na opanowanie wiatrow i burz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37S</meta:editing-duration>
    <meta:editing-cycles>3</meta:editing-cycles>
    <meta:generator>OpenOffice/4.1.5$Win32 OpenOffice.org_project/415m1$Build-9789</meta:generator>
    <dc:date>2018-03-18T14:33:12.67</dc:date>
    <meta:document-statistic meta:table-count="0" meta:image-count="0" meta:object-count="0" meta:page-count="1" meta:paragraph-count="2" meta:word-count="45" meta:character-count="309"/>
    <dc:creator>Krystian Kwiatkowski</dc:creator>
    <meta:user-defined meta:name="Info 1"/>
    <meta:user-defined meta:name="Info 2"/>
    <meta:user-defined meta:name="Info 3"/>
    <meta:user-defined meta:name="Info 4"/>
  </office:meta>
</office:document-meta>
</file>